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3" style:family="paragraph" style:parent-style-name="Text_20_body">
      <style:text-properties fo:font-weight="normal"/>
    </style:style>
    <style:style style:name="P4" style:family="paragraph" style:parent-style-name="Text_20_body" style:list-style-name="L1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P5" style:family="paragraph" style:parent-style-name="Text_20_body" style:list-style-name="L2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P6" style:family="paragraph" style:parent-style-name="Text_20_body" style:list-style-name="L3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4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5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6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fo:line-height="138%" fo:text-align="center" style:justify-single-word="false" style:writing-mode="lr-tb"/>
      <style:text-properties fo:font-variant="normal" fo:text-transform="none" fo:color="#000000" style:text-line-through-style="none" style:font-name="Arial1" fo:font-size="14.25pt" fo:font-style="normal" style:text-underline-style="none" fo:font-weight="bold" style:text-blinking="false" fo:background-color="transparent"/>
    </style:style>
    <style:style style:name="P11" style:family="paragraph" style:parent-style-name="Text_20_body">
      <style:paragraph-properties fo:margin-top="0cm" fo:margin-bottom="0cm" fo:line-height="138%" fo:text-align="start" style:justify-single-word="false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000000" style:text-line-through-style="none" style:font-name="Arial1" fo:font-size="12pt" fo:font-style="normal" style:text-underline-style="none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2pt" fo:font-style="normal" style:text-underline-style="none" fo:font-weight="bold" style:text-blinking="false" fo:background-color="transparent"/>
    </style:style>
    <style:style style:name="T3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bookmark text:name="docs-internal-guid-eb5ae7cc-1a0a-9c8a-3bf4-3b1787be608e"/>Suggested Code Changes (Refactoring):</text:p>
      <text:p text:style-name="P11"/>
      <text:p text:style-name="P11">The following is a list of refactoring which we aim to complete by the end of Iteration 3. This is the most important feature which we will undertake this iteration as it satisfies all 3 Q's of risky design, and therefore must be implemented right away. Therefore, this will be the original focus of iteration 3.</text:p>
      <text:p text:style-name="Text_20_body"/>
      <text:p text:style-name="P1">Using database models:</text:p>
      <text:list xml:id="list7290746377639230478" text:style-name="L1">
        <text:list-item>
          <text:p text:style-name="P4">use network_topology.js on both client and server sides</text:p>
        </text:list-item>
        <text:list-item>
          <text:p text:style-name="P4">on server side, make another ‘class’ to handle saving to database each time an object is modified (“wrap it in another object”)</text:p>
        </text:list-item>
      </text:list>
      <text:p text:style-name="Text_20_body"/>
      <text:p text:style-name="P2"><text:span text:style-name="T2">Break up main.js:</text:span><text:span text:style-name="T3"> </text:span><text:span text:style-name="T1">(done)</text:span></text:p>
      <text:list xml:id="list5023292956824659478" text:style-name="L2">
        <text:list-item>
          <text:p text:style-name="P5">database models folder</text:p>
        </text:list-item>
        <text:list-item>
          <text:p text:style-name="P5">html templates folder</text:p>
        </text:list-item>
        <text:list-item>
          <text:p text:style-name="P5">views folder</text:p>
        </text:list-item>
      </text:list>
      <text:p text:style-name="Text_20_body"/>
      <text:p text:style-name="P2"><text:span text:style-name="T2">Refactor main.js to:</text:span><text:span text:style-name="T3"> </text:span></text:p>
      <text:list xml:id="list7934423892857111643" text:style-name="L3">
        <text:list-item>
          <text:p text:style-name="P6">use network_topology.js class</text:p>
        </text:list-item>
        <text:list-item>
          <text:p text:style-name="P6">add parameters to the eventqueue</text:p>
        </text:list-item>
        <text:list-item>
          <text:p text:style-name="P6">No longer modify objects on the client side</text:p>
        </text:list-item>
      </text:list>
      <text:list xml:id="list42393496388593580" text:style-name="L4">
        <text:list-item>
          <text:p text:style-name="P7">refactor topologyGUI and eventViewGUI to use partitionList (not configMap)</text:p>
        </text:list-item>
      </text:list>
      <text:p text:style-name="Text_20_body"/>
      <text:p text:style-name="P1">First step - refactoring:</text:p>
      <text:list xml:id="list7722326609693225680" text:style-name="L5">
        <text:list-item>
          <text:p text:style-name="P8">Noah and Ryan are working on main.js (server side)</text:p>
        </text:list-item>
        <text:list-item>
          <text:p text:style-name="P8">Andrew is working on tweaking database things (DB stuff)</text:p>
        </text:list-item>
        <text:list-item>
          <text:p text:style-name="P8">Emily is working on multiple things (hybrid of client and server side)</text:p>
        </text:list-item>
        <text:list-item>
          <text:p text:style-name="P8">Olanre is working on templating and saving states (hybrid again)</text:p>
        </text:list-item>
      </text:list>
      <text:p text:style-name="Text_20_body"/>
      <text:p text:style-name="P2"><text:span text:style-name="T2">Progress Notes </text:span><text:span text:style-name="T1">(as of Wednesday, 10:00 AM)</text:span><text:span text:style-name="T2">:</text:span></text:p>
      <text:list xml:id="list3275367590656741939" text:style-name="L6">
        <text:list-item>
          <text:p text:style-name="P9">In main.js, the known layout to Ryan is “start-unknown-HTML Templates-element/config table/functions to the just listed-database model-end”</text:p>
        </text:list-item>
        <text:list-item>
          <text:p text:style-name="P9">HTML templates and database model have been moved to separate folders under the ClientJS folder</text:p>
        </text:list-item>
        <text:list-item>
          <text:p text:style-name="P9"><text:soft-page-break/>main.js has been removed and its code has been broken up into separate modules</text:p>
        </text:list-item>
        <text:list-item>
          <text:p text:style-name="P9">refactoring is still ongoing</text:p>
        </text:list-item>
      </text:list>
      <text:p text:style-name="P3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ah Fleming</meta:initial-creator>
    <meta:creation-date>2015-03-14T18:17:30.62</meta:creation-date>
    <dc:date>2015-03-14T18:20:51.09</dc:date>
    <dc:creator>Noah Fleming</dc:creator>
    <meta:editing-duration>PT2M26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2" meta:paragraph-count="25" meta:word-count="250" meta:character-count="1497"/>
  </office:meta>
</office:document-meta>
</file>